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4.86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/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45" table:default-cell-style-name="ce4"/>
        <table:table-column table:style-name="co7" table:number-columns-repeated="768" table:default-cell-style-name="ce4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table:formula="of:=SUM([.C2:.E2])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office:value-type="string">
            <text:p>1-dim range</text:p>
          </table:table-cell>
          <table:table-cell table:style-name="ce3" office:value-type="string">
            <text:p>SUM</text:p>
          </table:table-cell>
          <table:table-cell table:style-name="ce8"/>
          <table:table-cell table:style-name="ce3"/>
          <table:table-cell table:style-name="ce3"/>
          <table:table-cell table:formula="of:=IF(ISBLANK([.M2]);[.A2];[.M2])" office:value-type="float" office:value="6">
            <text:p>6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table:formula="of:=SUM([.C3:.E3])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3]);[.A3];[.M3])" office:value-type="float" office:value="15">
            <text:p>15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3" table:formula="of:=SUM([.C5:.E6])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office:value-type="string">
            <text:p>2-dim range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5]);[.A5];[.M5])" office:value-type="float" office:value="21">
            <text:p>21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3" table:formula="of:=SUM([.C6:.E6])*2" office:value-type="float" office:value="30">
            <office:annotation draw:style-name="gr1" draw:text-style-name="P1" svg:width="1.783cm" svg:height="1.996cm" svg:x="10.657cm" svg:y="1.228cm" draw:caption-point-x="-3.169cm" draw:caption-point-y="1.442cm">
              <dc:date>2007-11-0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6]);[.A6];[.M6])" office:value-type="float" office:value="30">
            <text:p>30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table:formula="of:=SUM([.C8]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office:value-type="string">
            <text:p>Single cell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8]);[.A8];[.M8])" office:value-type="float" office:value="1">
            <text:p>1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table:formula="of:=SUM([.C9])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9]);[.A9];[.M9])" office:value-type="float" office:value="4">
            <text:p>4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table:formula="of:=SUM([.C11];[.D11])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table:style-name="ce7" office:value-type="float" office:value="2">
            <text:p>2</text:p>
          </table:table-cell>
          <table:table-cell table:style-name="ce3" office:value-type="string">
            <text:p>Multiple cell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11]);[.A11];[.M11])" office:value-type="float" office:value="3">
            <text:p>3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table:formula="of:=SUM([.C12];[.D12])" office:value-type="float" office:value="9">
            <text:p>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table:number-columns-repeated="5"/>
          <table:table-cell table:style-name="ce7" office:value-type="float" office:value="2">
            <text:p>2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12]);[.A12];[.M12])" office:value-type="float" office:value="9">
            <text:p>9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table:formula="of:=SUM([.C14];[.D14];[.E14])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office:value-type="string">
            <text:p>Three cells with blank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14]);[.A14];[.M14])" office:value-type="float" office:value="2">
            <text:p>2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3" table:formula="of:=SUM([.C15];[.D15];[.E15])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6">
            <text:p>6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15]);[.A15];[.M15])" office:value-type="float" office:value="10">
            <text:p>10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table:formula="of:=SUM([.C17];[.G17];[.D17];[.I17])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3" office:value-type="string">
            <text:p>Non-contiguous cell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17]);[.A17];[.M17])" office:value-type="float" office:value="15">
            <text:p>15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table:formula="of:=SUM([.C18];[.G18];[.D18];[.I18])" office:value-type="float" office:value="17">
            <text:p>1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18]);[.A18];[.M18])" office:value-type="float" office:value="17">
            <text:p>17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table:formula="of:=SUM([.D20];[.C20];[.C20];[.D20])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table:style-name="ce7" office:value-type="float" office:value="2">
            <text:p>2</text:p>
          </table:table-cell>
          <table:table-cell table:style-name="ce3" office:value-type="string">
            <text:p>Cells referenced multiply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20]);[.A20];[.M20])" office:value-type="float" office:value="6">
            <text:p>6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3" table:formula="of:=SUM([.D21];[.C21];[.C21];[.D21])"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table:number-columns-repeated="5"/>
          <table:table-cell table:style-name="ce7" office:value-type="float" office:value="2">
            <text:p>2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21]);[.A21];[.M21])" office:value-type="float" office:value="18">
            <text:p>18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table:formula="of:=SUM(SumRange)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office:value-type="string">
            <text:p>Named range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23]);[.A23];[.M23])" office:value-type="float" office:value="15">
            <text:p>15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table:formula="of:=SUM([.C24:.E24])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24]);[.A24];[.M24])" office:value-type="float" office:value="4">
            <text:p>4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table:formula="of:=SUM([.C26:.H26])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table:style-name="ce7" office:value-type="float" office:value="6">
            <text:p>6</text:p>
          </table:table-cell>
          <table:table-cell table:style-name="ce3" office:value-type="string">
            <text:p>Range with blank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26]);[.A26];[.M26])" office:value-type="float" office:value="3">
            <text:p>3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table:formula="of:=SUM([.C27:.H27])" office:value-type="float" office:value="15">
            <text:p>15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2"/>
          <table:table-cell table:style-name="ce7" office:value-type="float" office:value="6">
            <text:p>6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27]);[.A27];[.M27])" office:value-type="float" office:value="15">
            <text:p>15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table:formula="of:=SUM([.C29:.E29];[.G29];[.I29])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00">
            <text:p>100</text:p>
          </table:table-cell>
          <table:table-cell table:style-name="ce6"/>
          <table:table-cell table:style-name="ce6" office:value-type="float" office:value="200">
            <text:p>200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3" office:value-type="string">
            <text:p>Mixture of ranges and cells with blank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29]);[.A29];[.M29])" office:value-type="float" office:value="9">
            <text:p>9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table:formula="of:=SUM([.C30:.E30];[.G30];[.I30])" office:value-type="float" office:value="6">
            <text:p>6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80">
            <text:p>80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/>
          <table:table-cell table:style-name="ce7" office:value-type="float" office:value="7">
            <text:p>7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30]);[.A30];[.M30])" office:value-type="float" office:value="6">
            <text:p>6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 table:number-rows-repeated="9970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 table:number-rows-repeated="55536">
          <table:table-cell table:style-name="ce3" table:number-columns-repeated="9"/>
          <table:table-cell table:style-name="ce7"/>
          <table:table-cell table:style-name="ce3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um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2:28</dc:date>
    <meta:editing-cycles>4</meta:editing-cycles>
    <meta:editing-duration>PT00H01M41S</meta:editing-duration>
    <dc:creator>Vladimir Korenev</dc:creator>
    <meta:document-statistic meta:table-count="1" meta:cell-count="222" meta:object-count="0"/>
    <meta:user-defined meta:name="Info 1"/>
    <meta:user-defined meta:name="Info 2"/>
    <meta:user-defined meta:name="Info 3"/>
    <meta:user-defined meta:name="Info 4"/>
  </office:meta>
</office:document-meta>
</file>